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/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Uso de LaTeX para Escritura de Tesis en Ingeniería</text:p>
            <text:p text:style-name="P1"/>
            <text:p text:style-name="P1"/>
            <text:p text:style-name="P1"/>
            <text:p text:style-name="P1">Profr. Marco Aurelio Nuño Magan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LaTeX</text:p>
          </draw:text-box>
        </draw:frame>
        <draw:frame presentation:style-name="pr4" draw:text-style-name="P3" draw:layer="layout" svg:width="25.199cm" svg:height="15.888cm" svg:x="1.4cm" svg:y="4.914cm" presentation:class="outline" presentation:user-transformed="true">
          <draw:text-box>
            <text:list text:style-name="L2">
              <text:list-item>
                <text:p text:style-name="P3">Es un sistema profesional utilizado para crear documentos cientificos</text:p>
              </text:list-item>
            </text:list>
            <text:list text:style-name="L2">
              <text:list-item>
                <text:list>
                  <text:list-item>
                    <text:p text:style-name="P4">Se pronuncia “Leite”, porque X equivale a la letra griega “chi”</text:p>
                  </text:list-item>
                </text:list>
              </text:list-item>
            </text:list>
            <text:list text:style-name="L2">
              <text:list-item>
                <text:p text:style-name="P3">Es un lenguaje de programacion para escribir documentos</text:p>
              </text:list-item>
            </text:list>
            <text:list text:style-name="L2">
              <text:list-item>
                <text:list>
                  <text:list-item>
                    <text:p text:style-name="P4">Conceptualmente se puede entender de forma similiar a HTML, pero mucho mas podero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s soportado por una gran variedad de plataformas, y puede producir diferentes formatos de sal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TML, Poscript, PD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Herramientas a utilizar</text:p>
              </text:list-item>
            </text:list>
            <text:list text:style-name="L2">
              <text:list-item>
                <text:list>
                  <text:list-item>
                    <text:p text:style-name="P4">MikTeX (el “Compilador”) - Open 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eXnic center (el IDE o interfaz grafica) <text:s/>- Open 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ocumento Básico en LaTeX</text:p>
          </draw:text-box>
        </draw:frame>
        <draw:frame presentation:style-name="pr4" draw:layer="layout" svg:width="14.6cm" svg:height="13.609cm" svg:x="1.4cm" svg:y="4.914cm" presentation:class="outline" presentation:user-transformed="true">
          <draw:text-box>
            <text:list text:style-name="L2">
              <text:list-item>
                <text:p text:style-name="P3">Estilos disponibles:</text:p>
              </text:list-item>
            </text:list>
            <text:list text:style-name="L2">
              <text:list-item>
                <text:list>
                  <text:list-item>
                    <text:p text:style-name="P4">Book. opcione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tic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rect draw:style-name="gr2" draw:text-style-name="P8" draw:layer="layout" svg:width="10.5cm" svg:height="12.5cm" svg:x="16cm" svg:y="5.5cm">
          <text:p text:style-name="P6">\documentstyle[11pt]{book}</text:p>
          <text:p text:style-name="P6"/>
          <text:p text:style-name="P6">\begin{document}</text:p>
          <text:p text:style-name="P6"/>
          <text:p text:style-name="P6">\end{document}</text:p>
          <text:p text:style-name="P7"/>
        </draw:rect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date>2009-03-20T22:07:19</dc:date>
    <meta:editing-cycles>2</meta:editing-cycles>
    <meta:editing-duration>PT1H24M28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